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1.9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698cm" fo:min-width="1.9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4000" draw:marker-start-width="0.279cm" draw:marker-end-width="0.279cm" draw:fill-color="#ffffff" draw:textarea-horizontal-align="justify" draw:textarea-vertical-align="middle" draw:auto-grow-height="false" fo:min-height="1.698cm" fo:min-width="1.9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0.8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698cm" fo:min-width="1.9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4000" draw:marker-start-width="0.279cm" draw:marker-end-width="0.279cm" draw:fill-color="#ffffff" draw:textarea-horizontal-align="justify" draw:textarea-vertical-align="middle" draw:auto-grow-height="false" fo:min-height="1.698cm" fo:min-width="1.9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1.948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ff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1.577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0000" loext:opacity="10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 loext:opacity="100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5cm" svg:height="2cm" svg:x="1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9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9.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cm" svg:x="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cm" svg:x="9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2cm" svg:x="1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cm" svg:x="14.5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cm" svg:height="1.825cm" svg:x="4cm" svg:y="3.538cm">
          <draw:text-box>
            <text:p><text:span text:style-name="T1">adresse</text:span></text:p>
          </draw:text-box>
        </draw:frame>
        <draw:frame draw:style-name="gr6" draw:text-style-name="P2" draw:layer="layout" svg:width="1.353cm" svg:height="1.825cm" svg:x="7.647cm" svg:y="3.5cm">
          <draw:text-box>
            <text:p><text:span text:style-name="T1">12</text:span></text:p>
          </draw:text-box>
        </draw:frame>
        <draw:frame draw:style-name="gr7" draw:text-style-name="P2" draw:layer="layout" svg:width="1.289cm" svg:height="1.038cm" svg:x="10.147cm" svg:y="3.5cm">
          <draw:text-box>
            <text:p><text:span text:style-name="T1">13</text:span></text:p>
          </draw:text-box>
        </draw:frame>
        <draw:frame draw:style-name="gr7" draw:text-style-name="P2" draw:layer="layout" svg:width="1.289cm" svg:height="1.038cm" svg:x="12.647cm" svg:y="3.5cm">
          <draw:text-box>
            <text:p><text:span text:style-name="T1">14</text:span></text:p>
          </draw:text-box>
        </draw:frame>
        <draw:frame draw:style-name="gr7" draw:text-style-name="P2" draw:layer="layout" svg:width="1.289cm" svg:height="1.038cm" svg:x="15.147cm" svg:y="3.5cm">
          <draw:text-box>
            <text:p><text:span text:style-name="T1">1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.5cm" svg:height="2cm" svg:x="1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9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9.5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cm" svg:x="7cm" svg:y="5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cm" svg:x="9.5cm" svg:y="5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cm" svg:height="2cm" svg:x="12cm" svg:y="5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cm" svg:x="14.5cm" svg:y="5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cm" svg:height="1.825cm" svg:x="4cm" svg:y="3.538cm">
          <draw:text-box>
            <text:p><text:span text:style-name="T1">adresse</text:span></text:p>
          </draw:text-box>
        </draw:frame>
        <draw:frame draw:style-name="gr6" draw:text-style-name="P2" draw:layer="layout" svg:width="1.353cm" svg:height="1.825cm" svg:x="7.647cm" svg:y="3.5cm">
          <draw:text-box>
            <text:p><text:span text:style-name="T1">12</text:span></text:p>
          </draw:text-box>
        </draw:frame>
        <draw:frame draw:style-name="gr7" draw:text-style-name="P2" draw:layer="layout" svg:width="1.289cm" svg:height="1.038cm" svg:x="10.147cm" svg:y="3.5cm">
          <draw:text-box>
            <text:p><text:span text:style-name="T1">13</text:span></text:p>
          </draw:text-box>
        </draw:frame>
        <draw:frame draw:style-name="gr7" draw:text-style-name="P2" draw:layer="layout" svg:width="1.289cm" svg:height="1.038cm" svg:x="12.647cm" svg:y="3.5cm">
          <draw:text-box>
            <text:p><text:span text:style-name="T1">14</text:span></text:p>
          </draw:text-box>
        </draw:frame>
        <draw:frame draw:style-name="gr7" draw:text-style-name="P2" draw:layer="layout" svg:width="1.289cm" svg:height="1.038cm" svg:x="15.147cm" svg:y="3.5cm">
          <draw:text-box>
            <text:p><text:span text:style-name="T1">15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.5cm" svg:height="2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7cm" svg:y="5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9.5cm" svg:y="5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12cm" svg:y="5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14.5cm" svg:y="5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17cm" svg:y="5cm">
          <text:p text:style-name="P5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9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9.5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" draw:text-style-name="P1" draw:layer="layout" svg:width="2.5cm" svg:height="2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9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4cm" svg:y1="4.5cm" svg:x2="5.5cm" svg:y2="4.5cm">
          <text:p/>
        </draw:line>
        <draw:line draw:style-name="gr12" draw:text-style-name="P7" draw:layer="layout" svg:x1="4cm" svg:y1="4.5cm" svg:x2="4cm" svg:y2="6cm">
          <text:p/>
        </draw:line>
        <draw:frame draw:style-name="gr13" draw:text-style-name="P8" draw:layer="layout" svg:width="2.716cm" svg:height="0.962cm" svg:x="3cm" svg:y="3.432cm">
          <draw:text-box>
            <text:p><text:span text:style-name="T4">colonne</text:span></text:p>
          </draw:text-box>
        </draw:frame>
        <draw:frame draw:style-name="gr13" draw:text-style-name="P8" draw:layer="layout" svg:width="1.836cm" svg:height="0.962cm" svg:x="2.108cm" svg:y="4.538cm">
          <draw:text-box>
            <text:p><text:span text:style-name="T4">lign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1" draw:text-style-name="P1" draw:layer="layout" svg:width="2.5cm" svg:height="2cm" svg:x="4.5cm" svg:y="5cm">
          <text:p text:style-name="P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7cm" svg:y="5cm">
          <text:p text:style-name="P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2cm" svg:x="4.5cm" svg:y="7cm">
          <text:p text:style-name="P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2cm" svg:x="7cm" svg:y="7cm">
          <text:p text:style-name="P4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9.5cm" svg:y="5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2cm" svg:x="9.5cm" svg:y="7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4.001cm" svg:y1="4.5cm" svg:x2="5.501cm" svg:y2="4.5cm">
          <text:p/>
        </draw:line>
        <draw:line draw:style-name="gr12" draw:text-style-name="P7" draw:layer="layout" svg:x1="4.001cm" svg:y1="4.5cm" svg:x2="4.001cm" svg:y2="6cm">
          <text:p/>
        </draw:line>
        <draw:frame draw:style-name="gr13" draw:text-style-name="P8" draw:layer="layout" svg:width="2.716cm" svg:height="0.962cm" svg:x="3cm" svg:y="3.432cm">
          <draw:text-box>
            <text:p><text:span text:style-name="T4">colonne</text:span></text:p>
          </draw:text-box>
        </draw:frame>
        <draw:frame draw:style-name="gr13" draw:text-style-name="P8" draw:layer="layout" svg:width="1.836cm" svg:height="0.962cm" svg:x="2.109cm" svg:y="4.538cm">
          <draw:text-box>
            <text:p><text:span text:style-name="T4">ligne</text:span></text:p>
          </draw:text-box>
        </draw:frame>
        <draw:frame draw:style-name="gr13" draw:text-style-name="P8" draw:layer="layout" svg:width="0.853cm" svg:height="0.962cm" svg:x="3cm" svg:y="7.5cm">
          <draw:text-box>
            <text:p text:style-name="P9"><text:span text:style-name="T4">1</text:span></text:p>
          </draw:text-box>
        </draw:frame>
        <draw:frame draw:style-name="gr13" draw:text-style-name="P8" draw:layer="layout" svg:width="0.853cm" svg:height="0.962cm" svg:x="3cm" svg:y="6cm">
          <draw:text-box>
            <text:p text:style-name="P9"><text:span text:style-name="T4">0</text:span></text:p>
          </draw:text-box>
        </draw:frame>
        <draw:frame draw:style-name="gr13" draw:text-style-name="P8" draw:layer="layout" svg:width="0.853cm" svg:height="0.962cm" svg:x="5.647cm" svg:y="3.538cm">
          <draw:text-box>
            <text:p text:style-name="P9"><text:span text:style-name="T4">0</text:span></text:p>
          </draw:text-box>
        </draw:frame>
        <draw:frame draw:style-name="gr13" draw:text-style-name="P8" draw:layer="layout" svg:width="0.853cm" svg:height="0.962cm" svg:x="7.647cm" svg:y="3.5cm">
          <draw:text-box>
            <text:p text:style-name="P9"><text:span text:style-name="T4">1</text:span></text:p>
          </draw:text-box>
        </draw:frame>
        <draw:frame draw:style-name="gr13" draw:text-style-name="P8" draw:layer="layout" svg:width="0.853cm" svg:height="0.962cm" svg:x="10.147cm" svg:y="3.5cm">
          <draw:text-box>
            <text:p text:style-name="P9"><text:span text:style-name="T4">2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1" draw:text-style-name="P1" draw:layer="layout" svg:width="2.5cm" svg:height="2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9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11" draw:text-style-name="P6" draw:layer="layout" svg:width="2.5cm" svg:height="2cm" svg:x="4.5cm" svg:y="5cm">
          <text:p text:style-name="P5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2cm" svg:x="9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.5cm" svg:y="9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598cm" svg:height="1.827cm" svg:x="9.902cm" svg:y="7.173cm">
          <draw:text-box>
            <text:p><text:span text:style-name="T6">O</text:span></text:p>
          </draw:text-box>
        </draw:frame>
        <draw:frame draw:style-name="gr14" draw:text-style-name="P10" draw:layer="layout" svg:width="1.598cm" svg:height="1.827cm" svg:x="7.402cm" svg:y="9.173cm">
          <draw:text-box>
            <text:p><text:span text:style-name="T6">O</text:span></text:p>
          </draw:text-box>
        </draw:frame>
        <draw:frame draw:style-name="gr14" draw:text-style-name="P10" draw:layer="layout" svg:width="1.598cm" svg:height="1.827cm" svg:x="7.5cm" svg:y="7.173cm">
          <draw:text-box>
            <text:p><text:span text:style-name="T6">X</text:span></text:p>
          </draw:text-box>
        </draw:frame>
        <draw:frame draw:style-name="gr14" draw:text-style-name="P10" draw:layer="layout" svg:width="1.598cm" svg:height="1.827cm" svg:x="5cm" svg:y="9.173cm">
          <draw:text-box>
            <text:p><text:span text:style-name="T6">X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1T10:31:16.828000000</meta:creation-date>
    <dc:date>2022-11-20T16:11:09.120000000</dc:date>
    <meta:editing-duration>PT5H38M34S</meta:editing-duration>
    <meta:editing-cycles>16</meta:editing-cycles>
    <meta:generator>LibreOffice/7.1.2.2$Windows_X86_64 LibreOffice_project/8a45595d069ef5570103caea1b71cc9d82b2aae4</meta:generator>
    <meta:document-statistic meta:object-count="134"/>
  </office:meta>
</office:document-meta>
</file>